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3.478cm"/>
    </style:style>
    <style:style style:name="gr5" style:family="graphic" style:parent-style-name="standard">
      <style:graphic-properties svg:stroke-color="#000000" draw:fill="none" draw:textarea-vertical-align="top"/>
    </style:style>
    <style:style style:name="gr6" style:family="graphic" style:parent-style-name="objectwithoutfill">
      <style:graphic-properties draw:marker-start="Short_20_line_20_Arrow" draw:marker-start-width="0.3cm" draw:marker-end="Short_20_line_20_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0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115cm"/>
    </style:style>
    <style:style style:name="gr14" style:family="graphic" style:parent-style-name="standard">
      <style:graphic-properties draw:stroke="dash" draw:stroke-dash="Ultrafine_20_Dashed" draw:fill="none" draw:textarea-horizontal-align="justify" draw:textarea-vertical-align="top" draw:auto-grow-height="false" fo:min-height="0cm" fo:min-width="0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</style:style>
    <style:style style:name="gr16" style:family="graphic" style:parent-style-name="objectwithoutfill">
      <style:graphic-properties draw:marker-end="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99cm"/>
    </style:style>
    <style:style style:name="gr18" style:family="graphic" style:parent-style-name="objectwithoutfill">
      <style:graphic-properties draw:stroke="dash" draw:stroke-dash="Ultrafine_20_Dashed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stroke="solid" draw:stroke-dash="Ultrafine_20_Dashed" draw:marker-end="Diamond_20_unfilled" draw:fill="none" draw:textarea-vertical-align="middle"/>
    </style:style>
    <style:style style:name="gr21" style:family="graphic" style:parent-style-name="objectwithoutfill">
      <style:graphic-properties draw:marker-end="Diamond" draw:fill="none" draw:textarea-vertical-align="middle"/>
    </style:style>
    <style:style style:name="gr22" style:family="graphic" style:parent-style-name="objectwithoutfill">
      <style:graphic-properties draw:stroke="solid" draw:stroke-dash="Ultrafine_20_Dashed" draw:marker-end="Triangle_20_unfilled" draw:fill="none" draw:textarea-vertical-align="middle"/>
    </style:style>
    <style:style style:name="gr23" style:family="graphic" style:parent-style-name="objectwithoutfill">
      <style:graphic-properties draw:stroke="dash" draw:stroke-dash="Ultrafine_20_Dashed" draw:marker-end="Triangle_20_unfilled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7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6" style:family="paragraph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P9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11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Times New Roman'" style:font-style-name="Italic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5" style:family="text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T6" style:family="text"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T9" style:family="text">
      <style:text-properties fo:font-family="'Times New Roman'" style:font-style-name="Italic" style:font-family-generic="roman" style:font-pitch="variable" fo:font-size="9pt" fo:font-weight="bold" style:font-size-asian="9pt" style:font-weight-asian="bold" style:font-size-complex="9pt" style:font-weight-complex="bold"/>
    </style:style>
    <style:style style:name="T10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4.826cm" svg:height="1.016cm" svg:x="5.875cm" svg:y="4.197cm">
          <text:p text:style-name="P1"><text:span text:style-name="T1">- Recommended items</text:span></text:p>
          <text:p text:style-name="P1"><text:span text:style-name="T1">- Information in Dataset / KBase</text:span></text:p>
        </draw:rect>
        <draw:rect draw:style-name="gr1" draw:text-style-name="P2" xml:id="id1" draw:id="id1" draw:layer="layout" svg:width="4.267cm" svg:height="1.016cm" svg:x="11.276cm" svg:y="4.198cm">
          <text:p text:style-name="P1"><text:span text:style-name="T1">- Recommendation request</text:span></text:p>
          <text:p text:style-name="P1"><text:span text:style-name="T1">- Access request</text:span></text:p>
        </draw:rect>
        <draw:rect draw:style-name="gr2" draw:text-style-name="P4" xml:id="id2" draw:id="id2" draw:layer="layout" svg:width="3.556cm" svg:height="1.216cm" svg:x="9.169cm" svg:y="5.475cm">
          <text:p text:style-name="P3"><text:span text:style-name="T2">Interface Layer</text:span></text:p>
          <text:p text:style-name="P1"><text:span text:style-name="T1">- </text:span><text:span text:style-name="T3">Listener / Balancer</text:span></text:p>
          <text:p text:style-name="P1"><text:span text:style-name="T4">- Interpreter</text:span></text:p>
        </draw:rect>
        <draw:connector draw:style-name="gr3" draw:text-style-name="P3" draw:layer="layout" draw:type="line" svg:x1="13.409cm" svg:y1="5.214cm" svg:x2="12.725cm" svg:y2="6.083cm" draw:start-shape="id1" draw:start-glue-point="2" draw:end-shape="id2" draw:end-glue-point="1" svg:d="M13409 5214l-684 869">
          <text:p/>
        </draw:connector>
        <draw:connector draw:style-name="gr3" draw:text-style-name="P3" draw:layer="layout" draw:type="line" svg:x1="9.169cm" svg:y1="6.083cm" svg:x2="8.288cm" svg:y2="5.213cm" draw:start-shape="id2" draw:end-shape="id3" draw:end-glue-point="2" svg:d="M9169 6083l-881-870">
          <text:p/>
        </draw:connector>
        <draw:rect draw:style-name="gr2" draw:text-style-name="P5" xml:id="id5" draw:id="id5" draw:layer="layout" svg:width="2.769cm" svg:height="0.635cm" svg:x="6.161cm" svg:y="7.961cm">
          <text:p text:style-name="P3"><text:span text:style-name="T4">Storage service</text:span></text:p>
        </draw:rect>
        <draw:rect draw:style-name="gr2" draw:text-style-name="P5" xml:id="id4" draw:id="id4" draw:layer="layout" svg:width="2.781cm" svg:height="0.624cm" svg:x="12.962cm" svg:y="7.961cm">
          <text:p text:style-name="P3"><text:span text:style-name="T4">Recommender service</text:span></text:p>
        </draw:rect>
        <draw:connector draw:style-name="gr3" draw:text-style-name="P3" draw:layer="layout" draw:type="line" svg:x1="12.962cm" svg:y1="8.273cm" svg:x2="8.93cm" svg:y2="8.278cm" draw:start-shape="id4" draw:start-glue-point="3" draw:end-shape="id5" draw:end-glue-point="1" svg:d="M12962 8273l-4032 5">
          <text:p/>
        </draw:connector>
        <draw:frame draw:style-name="gr4" draw:text-style-name="P6" draw:layer="layout" svg:width="3.978cm" svg:height="0.611cm" svg:x="9.236cm" svg:y="8.32cm">
          <draw:text-box>
            <text:p><text:span text:style-name="T5">require snapshots, scanners</text:span></text:p>
          </draw:text-box>
        </draw:frame>
        <draw:rect draw:style-name="gr5" draw:text-style-name="P7" xml:id="id10" draw:id="id10" draw:layer="layout" svg:width="10.541cm" svg:height="1.34cm" svg:x="5.664cm" svg:y="7.553cm">
          <text:p text:style-name="P3"><text:span text:style-name="T6">Service Layer</text:span></text:p>
        </draw:rect>
        <draw:rect draw:style-name="gr5" draw:text-style-name="P4" xml:id="id6" draw:id="id6" draw:layer="layout" svg:width="3.556cm" svg:height="1.208cm" svg:x="9.166cm" svg:y="9.163cm">
          <text:p text:style-name="P3"><text:span text:style-name="T2">Share Memory Layer</text:span></text:p>
          <text:p text:style-name="P1"><text:span text:style-name="T4">- Snapshots 1, 2, 3,...</text:span></text:p>
          <text:p text:style-name="P1"><text:span text:style-name="T4">- Scanners 1, 2, 3,...</text:span></text:p>
        </draw:rect>
        <draw:connector draw:style-name="gr6" draw:text-style-name="P3" draw:layer="layout" draw:type="line" svg:x1="7.545cm" svg:y1="8.596cm" svg:x2="9.166cm" svg:y2="9.767cm" draw:start-shape="id5" draw:start-glue-point="2" draw:end-shape="id6" svg:d="M7545 8596l1621 1171">
          <text:p/>
        </draw:connector>
        <draw:connector draw:style-name="gr3" draw:text-style-name="P3" draw:layer="layout" draw:type="line" svg:x1="14.352cm" svg:y1="8.585cm" svg:x2="12.722cm" svg:y2="9.767cm" draw:start-shape="id4" draw:start-glue-point="2" draw:end-shape="id6" draw:end-glue-point="1" svg:d="M14352 8585l-1630 1182">
          <text:p/>
        </draw:connector>
        <draw:rect draw:style-name="gr5" draw:text-style-name="P4" xml:id="id7" draw:id="id7" draw:layer="layout" svg:width="3.556cm" svg:height="1.212cm" svg:x="9.169cm" svg:y="10.864cm">
          <text:p text:style-name="P3"><text:span text:style-name="T2">Transaction Layer</text:span></text:p>
          <text:p text:style-name="P1"><text:span text:style-name="T4">- Access queue</text:span></text:p>
          <text:p text:style-name="P1"><text:span text:style-name="T4">- Isolator</text:span></text:p>
        </draw:rect>
        <draw:connector draw:style-name="gr6" draw:text-style-name="P3" draw:layer="layout" draw:line-skew="-0.358cm" svg:x1="6.161cm" svg:y1="8.278cm" svg:x2="9.169cm" svg:y2="11.47cm" draw:start-shape="id5" draw:start-glue-point="3" draw:end-shape="id7" draw:end-glue-point="3" svg:d="M6161 8278h-859v3192h3867">
          <text:p/>
        </draw:connector>
        <draw:rect draw:style-name="gr5" draw:text-style-name="P4" xml:id="id8" draw:id="id8" draw:layer="layout" svg:width="3.556cm" svg:height="1.219cm" svg:x="9.169cm" svg:y="12.964cm">
          <text:p text:style-name="P3"><text:span text:style-name="T2">Data Layer</text:span></text:p>
          <text:p text:style-name="P1"><text:span text:style-name="T4">- Reader / Writer</text:span></text:p>
          <text:p text:style-name="P1"><text:span text:style-name="T4">- Check point recovery</text:span></text:p>
        </draw:rect>
        <draw:connector draw:style-name="gr6" draw:text-style-name="P3" draw:layer="layout" draw:type="line" svg:x1="10.947cm" svg:y1="12.076cm" svg:x2="10.947cm" svg:y2="12.964cm" draw:start-shape="id7" draw:start-glue-point="2" draw:end-shape="id8" draw:end-glue-point="0" svg:d="M10947 12076v888">
          <text:p/>
        </draw:connector>
        <draw:custom-shape draw:style-name="gr7" draw:text-style-name="P4" xml:id="id9" draw:id="id9" draw:layer="layout" svg:width="2.286cm" svg:height="2.043cm" svg:x="5.356cm" svg:y="12.549cm">
          <text:p text:style-name="P3"><text:span text:style-name="T7">Data</text:span></text:p>
          <text:p text:style-name="P3"><text:span text:style-name="T4">- Text, CSV files</text:span></text:p>
          <text:p text:style-name="P3"><text:span text:style-name="T4">- Databases, etc.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3" draw:layer="layout" draw:type="line" svg:x1="9.169cm" svg:y1="13.573cm" svg:x2="7.642cm" svg:y2="13.571cm" draw:start-shape="id8" draw:start-glue-point="3" draw:end-shape="id9" draw:end-glue-point="8" svg:d="M9169 13573l-1527-2">
          <text:p/>
        </draw:connector>
        <draw:frame draw:style-name="gr8" draw:text-style-name="P6" draw:layer="layout" svg:width="1.34cm" svg:height="1.217cm" svg:x="7.853cm" svg:y="12.345cm">
          <draw:text-box>
            <text:p><text:span text:style-name="T5">read</text:span></text:p>
            <text:p><text:span text:style-name="T5">write</text:span></text:p>
            <text:p><text:span text:style-name="T5">recover</text:span></text:p>
          </draw:text-box>
        </draw:frame>
        <draw:frame draw:style-name="gr9" draw:text-style-name="P6" draw:layer="layout" svg:width="0.925cm" svg:height="0.611cm" svg:x="13.432cm" svg:y="9.049cm">
          <draw:text-box>
            <text:p><text:span text:style-name="T5">use</text:span></text:p>
          </draw:text-box>
        </draw:frame>
        <draw:connector draw:style-name="gr6" draw:text-style-name="P3" draw:layer="layout" draw:type="line" svg:x1="10.947cm" svg:y1="6.691cm" svg:x2="10.934cm" svg:y2="7.553cm" draw:start-shape="id2" draw:start-glue-point="2" draw:end-shape="id10" draw:end-glue-point="0" svg:d="M10947 6691l-13 862">
          <text:p/>
        </draw:connector>
        <draw:frame draw:style-name="gr10" draw:text-style-name="P6" draw:layer="layout" svg:width="1.886cm" svg:height="0.611cm" svg:x="6.533cm" svg:y="9.05cm">
          <draw:text-box>
            <text:p><text:span text:style-name="T5">create / read</text:span></text:p>
          </draw:text-box>
        </draw:frame>
        <draw:frame draw:style-name="gr11" draw:text-style-name="P6" draw:layer="layout" svg:width="1.455cm" svg:height="0.611cm" svg:x="10.933cm" svg:y="6.75cm">
          <draw:text-box>
            <text:p><text:span text:style-name="T4">intera</text:span><text:span text:style-name="T5">ct</text:span></text:p>
          </draw:text-box>
        </draw:frame>
        <draw:frame draw:style-name="gr12" draw:text-style-name="P6" draw:layer="layout" svg:width="1.517cm" svg:height="0.611cm" svg:x="12.938cm" svg:y="5.451cm">
          <draw:text-box>
            <text:p><text:span text:style-name="T5">request</text:span></text:p>
          </draw:text-box>
        </draw:frame>
        <draw:frame draw:style-name="gr13" draw:text-style-name="P6" draw:layer="layout" svg:width="1.615cm" svg:height="0.611cm" svg:x="7.435cm" svg:y="5.452cm">
          <draw:text-box>
            <text:p><text:span text:style-name="T5">response</text:span></text:p>
          </draw:text-box>
        </draw:frame>
        <draw:frame draw:style-name="gr11" draw:text-style-name="P6" draw:layer="layout" svg:width="1.455cm" svg:height="0.611cm" svg:x="10.934cm" svg:y="12.251cm">
          <draw:text-box>
            <text:p><text:span text:style-name="T5">interact</text:span></text:p>
          </draw:text-box>
        </draw:frame>
        <draw:custom-shape draw:style-name="gr14" draw:text-style-name="P8" draw:layer="layout" svg:width="3.302cm" svg:height="0.773cm" svg:x="12.903cm" svg:y="9.979cm">
          <text:p text:style-name="P1"><text:span text:style-name="T8">Snapshot or scanner is an image </text:span></text:p>
          <text:p text:style-name="P1"><text:span text:style-name="T8">of piece of Dataset and K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96.73024523161 2176.74418604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9" draw:layer="layout" svg:width="5.858cm" svg:height="0.619cm" svg:x="8.115cm" svg:y="14.535cm">
          <draw:text-box>
            <text:p><text:span text:style-name="T9">Fig. 3.</text:span><text:span text:style-name="T10"> Sub-architecture of Recommender</text:span></text:p>
          </draw:text-box>
        </draw:frame>
        <draw:rect draw:style-name="gr2" draw:text-style-name="P10" xml:id="id13" draw:id="id13" draw:layer="layout" svg:width="1.397cm" svg:height="0.635cm" svg:x="5.348cm" svg:y="16.698cm">
          <text:p text:style-name="P3"><text:span text:style-name="T1">Data</text:span></text:p>
        </draw:rect>
        <draw:rect draw:style-name="gr2" draw:text-style-name="P10" xml:id="id12" draw:id="id12" draw:layer="layout" svg:width="1.397cm" svg:height="0.635cm" svg:x="5.348cm" svg:y="17.543cm">
          <text:p text:style-name="P3"><text:span text:style-name="T1">Parser</text:span></text:p>
        </draw:rect>
        <draw:rect draw:style-name="gr2" draw:text-style-name="P10" xml:id="id18" draw:id="id18" draw:layer="layout" svg:width="1.651cm" svg:height="0.635cm" svg:x="6.499cm" svg:y="15.903cm">
          <text:p text:style-name="P3"><text:span text:style-name="T1">Plug-in</text:span></text:p>
        </draw:rect>
        <draw:rect draw:style-name="gr2" draw:text-style-name="P10" xml:id="id19" draw:id="id19" draw:layer="layout" svg:width="1.651cm" svg:height="0.635cm" svg:x="8.277cm" svg:y="15.903cm">
          <text:p text:style-name="P3"><text:span text:style-name="T1">Evaluation</text:span></text:p>
        </draw:rect>
        <draw:rect draw:style-name="gr2" draw:text-style-name="P10" xml:id="id15" draw:id="id15" draw:layer="layout" svg:width="1.397cm" svg:height="0.635cm" svg:x="9.628cm" svg:y="16.703cm">
          <text:p text:style-name="P3"><text:span text:style-name="T1">Client</text:span></text:p>
        </draw:rect>
        <draw:rect draw:style-name="gr2" draw:text-style-name="P10" xml:id="id16" draw:id="id16" draw:layer="layout" svg:width="1.397cm" svg:height="0.635cm" svg:x="9.628cm" svg:y="17.543cm">
          <text:p text:style-name="P3"><text:span text:style-name="T1">Server</text:span></text:p>
        </draw:rect>
        <draw:rect draw:style-name="gr2" draw:text-style-name="P10" xml:id="id17" draw:id="id17" draw:layer="layout" svg:width="1.397cm" svg:height="0.635cm" svg:x="9.628cm" svg:y="18.418cm">
          <text:p text:style-name="P3"><text:span text:style-name="T1">Listener</text:span></text:p>
        </draw:rect>
        <draw:rect draw:style-name="gr2" draw:text-style-name="P10" xml:id="id14" draw:id="id14" draw:layer="layout" svg:width="1.397cm" svg:height="0.635cm" svg:x="5.348cm" svg:y="18.416cm">
          <text:p text:style-name="P3"><text:span text:style-name="T1">Logistic</text:span></text:p>
        </draw:rect>
        <draw:rect draw:style-name="gr2" draw:text-style-name="P10" xml:id="id11" draw:id="id11" draw:layer="layout" svg:width="1.651cm" svg:height="0.635cm" svg:x="7.388cm" svg:y="17.543cm">
          <text:p text:style-name="P3"><text:span text:style-name="T1">Algorithm</text:span></text:p>
        </draw:rect>
        <draw:connector draw:style-name="gr16" draw:text-style-name="P3" draw:layer="layout" draw:type="line" svg:x1="7.388cm" svg:y1="17.86cm" svg:x2="6.745cm" svg:y2="17.86cm" draw:start-shape="id11" draw:start-glue-point="3" draw:end-shape="id12" draw:end-glue-point="1" svg:d="M7388 17860h-643">
          <text:p/>
        </draw:connector>
        <draw:connector draw:style-name="gr16" draw:text-style-name="P3" draw:layer="layout" draw:type="line" svg:x1="7.388cm" svg:y1="17.86cm" svg:x2="6.745cm" svg:y2="17.015cm" draw:start-shape="id11" draw:start-glue-point="3" draw:end-shape="id13" draw:end-glue-point="1" svg:d="M7388 17860l-643-845">
          <text:p/>
        </draw:connector>
        <draw:connector draw:style-name="gr16" draw:text-style-name="P3" draw:layer="layout" draw:type="line" svg:x1="7.388cm" svg:y1="17.86cm" svg:x2="6.745cm" svg:y2="18.733cm" draw:start-shape="id11" draw:start-glue-point="3" draw:end-shape="id14" draw:end-glue-point="1" svg:d="M7388 17860l-643 873">
          <text:p/>
        </draw:connector>
        <draw:connector draw:style-name="gr16" draw:text-style-name="P3" draw:layer="layout" draw:type="line" svg:x1="9.039cm" svg:y1="17.86cm" svg:x2="9.628cm" svg:y2="17.02cm" draw:start-shape="id11" draw:start-glue-point="1" draw:end-shape="id15" draw:end-glue-point="3" svg:d="M9039 17860l589-840">
          <text:p/>
        </draw:connector>
        <draw:connector draw:style-name="gr16" draw:text-style-name="P3" draw:layer="layout" draw:type="line" svg:x1="9.039cm" svg:y1="17.86cm" svg:x2="9.628cm" svg:y2="17.86cm" draw:start-shape="id11" draw:start-glue-point="1" draw:end-shape="id16" draw:end-glue-point="3" svg:d="M9039 17860h589">
          <text:p/>
        </draw:connector>
        <draw:connector draw:style-name="gr16" draw:text-style-name="P3" draw:layer="layout" draw:type="line" svg:x1="9.039cm" svg:y1="17.86cm" svg:x2="9.628cm" svg:y2="18.735cm" draw:start-shape="id11" draw:start-glue-point="1" draw:end-shape="id17" draw:end-glue-point="3" svg:d="M9039 17860l589 875">
          <text:p/>
        </draw:connector>
        <draw:connector draw:style-name="gr16" draw:text-style-name="P3" draw:layer="layout" draw:type="line" svg:x1="8.213cm" svg:y1="17.543cm" svg:x2="7.324cm" svg:y2="16.538cm" draw:start-shape="id11" draw:start-glue-point="0" draw:end-shape="id18" draw:end-glue-point="2" svg:d="M8213 17543l-889-1005">
          <text:p/>
        </draw:connector>
        <draw:connector draw:style-name="gr16" draw:text-style-name="P3" draw:layer="layout" draw:type="line" svg:x1="8.213cm" svg:y1="17.543cm" svg:x2="9.102cm" svg:y2="16.538cm" draw:start-shape="id11" draw:start-glue-point="0" draw:end-shape="id19" draw:end-glue-point="2" svg:d="M8213 17543l889-1005">
          <text:p/>
        </draw:connector>
        <draw:frame draw:style-name="gr17" draw:text-style-name="P11" xml:id="id20" draw:id="id20" draw:layer="layout" svg:width="3.048cm" svg:height="0.649cm" svg:x="13.157cm" svg:y="15.9cm">
          <draw:text-box>
            <text:p><text:span text:style-name="T1">Dependency</text:span></text:p>
          </draw:text-box>
        </draw:frame>
        <draw:connector draw:style-name="gr18" draw:text-style-name="P3" draw:layer="layout" draw:type="line" svg:x1="12.105cm" svg:y1="16.223cm" svg:x2="13.157cm" svg:y2="16.224cm" draw:end-shape="id20" draw:end-glue-point="3" svg:d="M12105 16223l1052 1">
          <text:p/>
        </draw:connector>
        <draw:frame draw:style-name="gr17" draw:text-style-name="P11" xml:id="id21" draw:id="id21" draw:layer="layout" svg:width="3.048cm" svg:height="0.649cm" svg:x="13.157cm" svg:y="16.4cm">
          <draw:text-box>
            <text:p><text:span text:style-name="T1">Association</text:span></text:p>
          </draw:text-box>
        </draw:frame>
        <draw:connector draw:style-name="gr19" draw:text-style-name="P3" draw:layer="layout" draw:type="line" svg:x1="12.105cm" svg:y1="16.723cm" svg:x2="13.157cm" svg:y2="16.724cm" draw:end-shape="id21" draw:end-glue-point="3" svg:d="M12105 16723l1052 1">
          <text:p/>
        </draw:connector>
        <draw:frame draw:style-name="gr17" draw:text-style-name="P11" xml:id="id22" draw:id="id22" draw:layer="layout" svg:width="3.048cm" svg:height="0.649cm" svg:x="13.157cm" svg:y="16.9cm">
          <draw:text-box>
            <text:p><text:span text:style-name="T1">Aggregation</text:span></text:p>
          </draw:text-box>
        </draw:frame>
        <draw:connector draw:style-name="gr20" draw:text-style-name="P3" draw:layer="layout" draw:type="line" svg:x1="12.105cm" svg:y1="17.223cm" svg:x2="13.157cm" svg:y2="17.224cm" draw:end-shape="id22" draw:end-glue-point="3" svg:d="M12105 17223l1052 1">
          <text:p/>
        </draw:connector>
        <draw:frame draw:style-name="gr17" draw:text-style-name="P11" xml:id="id23" draw:id="id23" draw:layer="layout" svg:width="3.048cm" svg:height="0.649cm" svg:x="13.155cm" svg:y="17.455cm">
          <draw:text-box>
            <text:p><text:span text:style-name="T1">Composition</text:span></text:p>
          </draw:text-box>
        </draw:frame>
        <draw:connector draw:style-name="gr21" draw:text-style-name="P3" draw:layer="layout" draw:type="line" svg:x1="12.103cm" svg:y1="17.778cm" svg:x2="13.155cm" svg:y2="17.779cm" draw:end-shape="id23" draw:end-glue-point="3" svg:d="M12103 17778l1052 1">
          <text:p/>
        </draw:connector>
        <draw:frame draw:style-name="gr17" draw:text-style-name="P11" xml:id="id24" draw:id="id24" draw:layer="layout" svg:width="3.048cm" svg:height="0.649cm" svg:x="13.155cm" svg:y="17.955cm">
          <draw:text-box>
            <text:p><text:span text:style-name="T1">Inheritance</text:span></text:p>
          </draw:text-box>
        </draw:frame>
        <draw:connector draw:style-name="gr22" draw:text-style-name="P3" draw:layer="layout" draw:type="line" svg:x1="12.103cm" svg:y1="18.278cm" svg:x2="13.155cm" svg:y2="18.279cm" draw:end-shape="id24" draw:end-glue-point="3" svg:d="M12103 18278l1052 1">
          <text:p/>
        </draw:connector>
        <draw:frame draw:style-name="gr17" draw:text-style-name="P11" xml:id="id25" draw:id="id25" draw:layer="layout" svg:width="3.048cm" svg:height="0.649cm" svg:x="13.155cm" svg:y="18.455cm">
          <draw:text-box>
            <text:p><text:span text:style-name="T1">Implementation</text:span></text:p>
          </draw:text-box>
        </draw:frame>
        <draw:connector draw:style-name="gr23" draw:text-style-name="P3" draw:layer="layout" draw:type="line" svg:x1="12.103cm" svg:y1="18.778cm" svg:x2="13.155cm" svg:y2="18.779cm" draw:end-shape="id25" draw:end-glue-point="3" svg:d="M12103 18778l1052 1">
          <text:p/>
        </draw:connector>
        <draw:frame draw:style-name="gr15" draw:text-style-name="P9" draw:layer="layout" svg:width="4.594cm" svg:height="0.619cm" svg:x="5.815cm" svg:y="19.236cm">
          <draw:text-box>
            <text:p><text:span text:style-name="T9">Fig. 4.</text:span><text:span text:style-name="T10"> Nine packages of Hudup</text:span></text:p>
          </draw:text-box>
        </draw:frame>
        <draw:frame draw:style-name="gr24" draw:text-style-name="P9" draw:layer="layout" svg:width="5.152cm" svg:height="0.619cm" svg:x="11.315cm" svg:y="19.237cm">
          <draw:text-box>
            <text:p><text:span text:style-name="T9">Fig. 5.</text:span><text:span text:style-name="T10"> Common UML relationshi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013cm" fo:margin-bottom="6.198cm" fo:margin-left="4.394cm" fo:margin-right="4.39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26T15:40:17.81</meta:creation-date>
    <dc:date>2015-12-26T17:11:08.33</dc:date>
    <dc:creator>Loc Nguyen</dc:creator>
    <meta:editing-duration>PT1H10M42S</meta:editing-duration>
    <meta:editing-cycles>23</meta:editing-cycles>
    <meta:generator>OpenOffice/4.1.1$Win32 OpenOffice.org_project/411m6$Build-9775</meta:generator>
    <meta:document-statistic meta:object-count="60"/>
  </office:meta>
</office:document-meta>
</file>